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Noto Sans CJK SC Regular" svg:font-family="'Noto Sans CJK SC Regular'" style:font-family-generic="system" style:font-pitch="variable"/>
    <style:font-face style:name="楷体" svg:font-family="楷体" style:font-family-generic="system" style:font-pitch="variable"/>
  </office:font-face-decls>
  <office:automatic-styles>
    <style:style style:name="P1" style:family="paragraph" style:parent-style-name="Standard">
      <style:text-properties officeooo:rsid="001d7778" officeooo:paragraph-rsid="001d7778"/>
    </style:style>
    <style:style style:name="P2" style:family="paragraph" style:parent-style-name="Standard">
      <style:paragraph-properties fo:text-align="center" style:justify-single-word="false"/>
      <style:text-properties officeooo:rsid="001d7778" officeooo:paragraph-rsid="001d7778"/>
    </style:style>
    <style:style style:name="P3" style:family="paragraph" style:parent-style-name="Standard">
      <style:paragraph-properties fo:text-align="start" style:justify-single-word="false"/>
      <style:text-properties officeooo:paragraph-rsid="001d7778"/>
    </style:style>
    <style:style style:name="P4" style:family="paragraph" style:parent-style-name="Text_20_body">
      <style:text-properties officeooo:rsid="0016c949" officeooo:paragraph-rsid="001d7778"/>
    </style:style>
    <style:style style:name="P5" style:family="paragraph" style:parent-style-name="Text_20_body">
      <style:text-properties officeooo:rsid="0016c949" officeooo:paragraph-rsid="001f823d"/>
    </style:style>
    <style:style style:name="P6" style:family="paragraph" style:parent-style-name="Text_20_body">
      <style:text-properties officeooo:rsid="0011b69f" officeooo:paragraph-rsid="001d7778"/>
    </style:style>
    <style:style style:name="P7" style:family="paragraph" style:parent-style-name="Text_20_body">
      <style:text-properties fo:font-weight="bold" officeooo:rsid="0011b69f" officeooo:paragraph-rsid="001d7778" style:font-weight-asian="bold" style:font-weight-complex="bold"/>
    </style:style>
    <style:style style:name="P8" style:family="paragraph" style:parent-style-name="Text_20_body">
      <style:text-properties fo:font-weight="bold" officeooo:rsid="001437f5" officeooo:paragraph-rsid="001d7778" style:font-weight-asian="bold" style:font-weight-complex="bold"/>
    </style:style>
    <style:style style:name="P9" style:family="paragraph" style:parent-style-name="Text_20_body">
      <style:text-properties fo:font-weight="bold" officeooo:rsid="0016c949" officeooo:paragraph-rsid="001f823d" style:font-weight-asian="bold" style:font-weight-complex="bold"/>
    </style:style>
    <style:style style:name="P10" style:family="paragraph" style:parent-style-name="Text_20_body">
      <style:text-properties officeooo:rsid="0012727e" officeooo:paragraph-rsid="001d7778"/>
    </style:style>
    <style:style style:name="P11" style:family="paragraph" style:parent-style-name="Text_20_body">
      <style:text-properties officeooo:paragraph-rsid="001d7778"/>
    </style:style>
    <style:style style:name="P12" style:family="paragraph" style:parent-style-name="Text_20_body">
      <style:text-properties officeooo:rsid="001f823d" officeooo:paragraph-rsid="001f823d"/>
    </style:style>
    <style:style style:name="P13" style:family="paragraph" style:parent-style-name="Text_20_body">
      <style:text-properties fo:font-weight="normal" officeooo:rsid="0016c949" officeooo:paragraph-rsid="001f823d" style:font-weight-asian="normal" style:font-weight-complex="normal"/>
    </style:style>
    <style:style style:name="P14" style:family="paragraph" style:parent-style-name="Text_20_body">
      <style:text-properties fo:font-weight="normal" officeooo:rsid="002347d0" officeooo:paragraph-rsid="002347d0" style:font-weight-asian="normal" style:font-weight-complex="normal"/>
    </style:style>
    <style:style style:name="T1" style:family="text">
      <style:text-properties fo:font-variant="normal" fo:text-transform="none" fo:color="#000000" style:font-name="Cambria" fo:font-size="11pt" fo:letter-spacing="normal" fo:language="en" fo:country="US" fo:font-style="normal" style:font-name-asian="楷体" style:font-size-asian="11pt" style:language-asian="zh" style:country-asian="CN" style:font-style-asian="normal" style:font-name-complex="Cambria1" style:font-size-complex="11pt"/>
    </style:style>
    <style:style style:name="T2" style:family="text">
      <style:text-properties fo:font-variant="normal" fo:text-transform="none" fo:color="#000000" style:font-name="Cambria" fo:font-size="11pt" fo:letter-spacing="normal" fo:language="en" fo:country="US" fo:font-style="normal" fo:font-weight="bold" style:font-name-asian="楷体" style:font-size-asian="11pt" style:language-asian="zh" style:country-asian="CN" style:font-style-asian="normal" style:font-weight-asian="bold" style:font-name-complex="Cambria1" style:font-size-complex="11pt" style:font-weight-complex="bold"/>
    </style:style>
    <style:style style:name="T3" style:family="text">
      <style:text-properties fo:font-variant="normal" fo:text-transform="none" fo:color="#000000" style:font-name="Cambria" fo:font-size="11pt" fo:letter-spacing="normal" fo:language="en" fo:country="US" fo:font-style="normal" fo:font-weight="normal" style:font-name-asian="楷体" style:font-size-asian="11pt" style:language-asian="zh" style:country-asian="CN" style:font-style-asian="normal" style:font-weight-asian="normal" style:font-name-complex="Cambria1" style:font-size-complex="11pt" style:font-weight-complex="normal"/>
    </style:style>
    <style:style style:name="T4" style:family="text">
      <style:text-properties fo:font-variant="normal" fo:text-transform="none" fo:color="#000000" style:font-name="Cambria" fo:font-size="11pt" fo:letter-spacing="normal" fo:language="en" fo:country="US" fo:font-style="normal" fo:font-weight="normal" officeooo:rsid="0011b69f" style:font-name-asian="楷体" style:font-size-asian="11pt" style:language-asian="zh" style:country-asian="CN" style:font-style-asian="normal" style:font-weight-asian="normal" style:font-name-complex="Cambria1" style:font-size-complex="11pt" style:font-weight-complex="normal"/>
    </style:style>
    <style:style style:name="T5" style:family="text">
      <style:text-properties fo:font-variant="normal" fo:text-transform="none" fo:color="#000000" style:font-name="Cambria" fo:font-size="11pt" fo:letter-spacing="normal" fo:font-style="normal" style:font-name-asian="楷体" style:font-size-asian="11pt" style:font-style-asian="normal" style:font-name-complex="Cambria1" style:font-size-complex="11pt"/>
    </style:style>
    <style:style style:name="T6" style:family="text">
      <style:text-properties officeooo:rsid="0012727e"/>
    </style:style>
    <style:style style:name="T7" style:family="text">
      <style:text-properties officeooo:rsid="001437f5"/>
    </style:style>
    <style:style style:name="T8" style:family="text">
      <style:text-properties officeooo:rsid="001a3807"/>
    </style:style>
    <style:style style:name="T9" style:family="text">
      <style:text-properties officeooo:rsid="001e0462"/>
    </style:style>
    <style:style style:name="T10" style:family="text">
      <style:text-properties officeooo:rsid="001f823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讨论纲要——为<text:span text:style-name="T9">WSC问题做额外约束的两种方法</text:span></text:p>
      <text:p text:style-name="P2"/>
      <text:p text:style-name="P1">Frank felt [vindicated/crushed] when his longtime rival Bill revealed that he was the winner of the competition. Who was the winner of the competition? </text:p>
      <text:p text:style-name="P3"><text:span text:style-name="T1">(</text:span><text:span text:style-name="T2">KB</text:span><text:span text:style-name="T3">:If person B, who is person A’s rival, is the winner of the competition, person B will feel vindicated and person A will feel crushed. </text:span><text:span text:style-name="T4">Frank and Bill is rival.</text:span><text:span text:style-name="T3">)</text:span><text:span text:style-name="T5"> </text:span></text:p>
      <text:p text:style-name="P11">Answers: Frank/Bill</text:p>
      <text:p text:style-name="P6"/>
      <text:p text:style-name="P7">1. KB翻译为一阶逻辑语言：</text:p>
      <text:p text:style-name="P6">对于任意x,y , rival(x, y) ^ winner(x) → feltVindicated(x) ^ feltCrushed(y);</text:p>
      <text:p text:style-name="P6">rival(Frank, Bill) ^ rival(Bill, Frank)</text:p>
      <text:p text:style-name="P7">2. 封闭世界假定：</text:p>
      <text:p text:style-name="P6">feltVindicated(x) ^ feltCrushed(y) → rival(x, y) ^ winner(x)</text:p>
      <text:p text:style-name="P7">3. 实体不相等：</text:p>
      <text:p text:style-name="P6">not (= Frank Bill)</text:p>
      <text:p text:style-name="P7">4. 答案唯一假定：</text:p>
      <text:p text:style-name="P6">(winner(Frank) ^ (not (winner (Bill)))) v (winner(Bill) ^ not (winner(Frank))))</text:p>
      <text:p text:style-name="P7">5. 证明蕴含:</text:p>
      <text:p text:style-name="P6">not (feltVindicated( Bill)→ (winner (Bill))</text:p>
      <text:p text:style-name="P7">对于这个蕴含的非，z3给出的解是sat。</text:p>
      <text:p text:style-name="P6">理由是：<text:span text:style-name="T6">z3可以让feltVindicated(Frank) 为true, feltVindicated(Bill)也为true, 因为feltVindicated(Frank)可以为true,所以beWinner(Frank)可以为true。</text:span></text:p>
      <text:p text:style-name="P10">其次z3可以让feltCrushed(Bill)为true, feltCrushed(Frank)为false，这样就可以使得winner(Bill)为false.</text:p>
      <text:p text:style-name="P7">分析<text:span text:style-name="T7">：</text:span></text:p>
      <text:p text:style-name="P6">出现这种可满足性的原因是因为<text:span text:style-name="T7">feltVindicated这个谓词可以对两个实体都成立，而这个显然是不对的。其次winner(Bill)返回false是因为feltCrushed(Frank)返回false。</text:span></text:p>
      <text:p text:style-name="P8">解决方法：</text:p>
      <text:p text:style-name="P4">1. 我们可以对feltVindicated和feltCrushed做限定，限定这两个谓词只能对唯一一个实体返回true。</text:p>
      <text:p text:style-name="P4">2. 我们可以将<text:span text:style-name="T8">feltVindicated和feltCrushed拆开，将一个问题的两个谓词当作两个事实来构造。即在问题选用felt vindicated这个词时， 我们使用的KB是： 对于任意x,y , rival(x, y) ^ winner(x) → feltVindicated(x); 当问题选用felt crushed这个词时，我们选用的KB是 对于任意x,y , rival(x, y) ^ winner(x) → feltCrushed(y)。</text:span></text:p>
      <text:p text:style-name="P5"><text:soft-page-break/>上述提出的两种方法应用到以下例子：</text:p>
      <text:p text:style-name="P5">The trophy doesn't fit into the brown suitcase because it's too [small/large]. What is too [small/large]? <text:s text:c="2"/></text:p>
      <text:p text:style-name="P5"/>
      <text:p text:style-name="P9">讨论一：对于第一种方法， 我们引入额外的约束为: </text:p>
      <text:p text:style-name="P5"><text:span text:style-name="T10">(notFitInto suitcase </text:span><text:s/><text:span text:style-name="T10">trophy) 为false,也就是not (notFitInto suitcase trophy)为真，其自然语义可以理解为suitcase fitInto trophy，这与事实是相悖的。所以第一种方法引入的额外约束不合理。但是根据封闭世界假定的原则，原有的句子中并没有告诉我们(notFitInto suitcase trophy)为真，所以我们可以认为其就是假的。</text:span></text:p>
      <text:p text:style-name="P9">讨论二<text:span text:style-name="T10">：对于第二种方法，我们引入的额外约束为：</text:span></text:p>
      <text:p text:style-name="P12">当问题中的关键词为big时，我们引入只关于big的约束：</text:p>
      <text:p text:style-name="P12">(assert (forall ((x thing) (y thing)) (=&gt; (not (= x y)) (= (big x) (not_fit_into x y) )))))</text:p>
      <text:p text:style-name="P12">当问题中的关键词为small时，我们引入只关于small的约束：</text:p>
      <text:p text:style-name="P12">(assert (forall ((x thing) (y thing)) (=&gt; (not (= x y)) (= (small y) (not_fit_into x y) )))))</text:p>
      <text:p text:style-name="P5">这样的约束也存在与事实不相符的问题，在事实情况下<text:span text:style-name="T10">，如果只知道A大，不知道B的大小，是不能推断出A无法装进B里面的。必须在知道A大且B小的情况下才能推断出A无法装进B里面。</text:span></text:p>
      <text:p text:style-name="P9">结论：</text:p>
      <text:p text:style-name="P13">因此，为了解决第一个例子，我们提出的两种解决方法在用于其他例子时会遇到约束条件不合理的情况。所以我们应该如何添加约束条件呢？</text:p>
      <text:p text:style-name="P9">讨论三：答案唯一假定的另一种表示方法是否合理？</text:p>
      <text:p text:style-name="P14">(assert (= (small trophy) (not (small suitcase))))</text:p>
      <text:p text:style-name="P14">(assert (= (big trophy) (not (big suitc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Noto Sans CJK SC Regular" svg:font-family="'Noto Sans CJK SC Regular'" style:font-family-generic="system" style:font-pitch="variable"/>
    <style:font-face style:name="楷体" svg:font-family="楷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1T13:04:00.983491307</meta:creation-date>
    <dc:date>2017-12-11T13:21:20.869132596</dc:date>
    <meta:editing-duration>PT17M15S</meta:editing-duration>
    <meta:editing-cycles>7</meta:editing-cycles>
    <meta:generator>LibreOffice/5.1.6.2$Linux_X86_64 LibreOffice_project/10m0$Build-2</meta:generator>
    <meta:document-statistic meta:table-count="0" meta:image-count="0" meta:object-count="0" meta:page-count="2" meta:paragraph-count="38" meta:word-count="876" meta:character-count="2240" meta:non-whitespace-character-count="2041"/>
  </office:meta>
</office:document-meta>
</file>